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1.4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87.06pt"/>
    </style:style>
    <style:style style:name="co5" style:family="table-column">
      <style:table-column-properties fo:break-before="auto" style:column-width="131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CD-OLinuXino-5TS_Prototype_Rev.B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Default"/>
        <table:table-column table:style-name="co5" table:default-cell-style-name="Default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2"/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100uF/35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AP-EL-H-12x6.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uH/SD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D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uF/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N5819S(SS14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SMA-K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T54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ML64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T1,FET2</text:p>
          </table:table-cell>
          <table:table-cell table:style-name="ce2"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PH127SMT-02X20(PA-V16X-2X20-LF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3,P4</text:p>
          </table:table-cell>
          <table:table-cell table:style-name="ce2" office:value-type="string" calcext:value-type="string">
            <text:p>GPH127SMT-02X20(PA-V16X-2X20-LF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PV-WZA21-40-L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5,P6</text:p>
          </table:table-cell>
          <table:table-cell table:style-name="ce2" office:value-type="string" calcext:value-type="string">
            <text:p>FPV-WZA21-40-L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TC114YK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1,Q3</text:p>
          </table:table-cell>
          <table:table-cell table:style-name="ce2"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TA114YK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K/1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,R5,R6,R13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50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.2K/1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,R7,R8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C340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-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N_02X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GBH-254-SMT-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uF/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PV-WZB21-6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PV-WZB21-6-L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.a(0R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2,R10,R11,R9</text:p>
          </table:table-cell>
          <table:table-cell table:style-name="ce2" office:value-type="string" calcext:value-type="string">
            <text:p>J_0402_DWS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0:34:57.962681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7T10:35:55.250167098</dc:date>
    <meta:editing-duration>PT9M48S</meta:editing-duration>
    <meta:editing-cycles>5</meta:editing-cycles>
    <meta:generator>LibreOffice/5.1.4.2$Linux_X86_64 LibreOffice_project/10m0$Build-2</meta:generator>
    <meta:print-date>2016-06-15T12:36:26.647046013</meta:print-date>
    <meta:document-statistic meta:table-count="1" meta:cell-count="84" meta:object-count="0"/>
  </office:meta>
</office:document-meta>
</file>